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20.003cm" table:align="margins"/>
    </style:style>
    <style:style style:name="Tabela1.A" style:family="table-column">
      <style:table-column-properties style:column-width="9.999cm" style:rel-column-width="32761*"/>
    </style:style>
    <style:style style:name="Tabela1.B" style:family="table-column">
      <style:table-column-properties style:column-width="10.003cm" style:rel-column-width="3277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9.804cm" table:align="margins"/>
    </style:style>
    <style:style style:name="Tabela2.A" style:family="table-column">
      <style:table-column-properties style:column-width="4.179cm" style:rel-column-width="27928*"/>
    </style:style>
    <style:style style:name="Tabela2.B" style:family="table-column">
      <style:table-column-properties style:column-width="5.625cm" style:rel-column-width="376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15" style:family="table">
      <style:table-properties style:width="3.903cm" table:align="left"/>
    </style:style>
    <style:style style:name="Tabela15.A" style:family="table-column">
      <style:table-column-properties style:column-width="2.101cm"/>
    </style:style>
    <style:style style:name="Tabela15.B" style:family="table-column">
      <style:table-column-properties style:column-width="1.803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4.764cm" table:align="right"/>
    </style:style>
    <style:style style:name="Tabela16.A" style:family="table-column">
      <style:table-column-properties style:column-width="4.764cm"/>
    </style:style>
    <style:style style:name="Tabela16.A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9.864cm" fo:margin-left="0cm" table:align="left"/>
    </style:style>
    <style:style style:name="Tabela3.A" style:family="table-column">
      <style:table-column-properties style:column-width="5.394cm"/>
    </style:style>
    <style:style style:name="Tabela3.B" style:family="table-column">
      <style:table-column-properties style:column-width="4.4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9.864cm" fo:margin-left="0cm" table:align="left"/>
    </style:style>
    <style:style style:name="Tabela4.A" style:family="table-column">
      <style:table-column-properties style:column-width="5.997cm"/>
    </style:style>
    <style:style style:name="Tabela4.B" style:family="table-column">
      <style:table-column-properties style:column-width="3.866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9.864cm" fo:margin-left="0cm" table:align="left"/>
    </style:style>
    <style:style style:name="Tabela5.A" style:family="table-column">
      <style:table-column-properties style:column-width="4.6cm"/>
    </style:style>
    <style:style style:name="Tabela5.B" style:family="table-column">
      <style:table-column-properties style:column-width="5.263cm"/>
    </style:style>
    <style:style style:name="Tabela5.A1" style:family="table-cell">
      <style:table-cell-properties fo:padding="0.097cm" fo:border-left="0.05pt solid #000000" fo:border-right="none" fo:border-top="0.05pt solid #000000" fo:border-bottom="none"/>
    </style:style>
    <style:style style:name="Tabela5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9.864cm" fo:margin-left="0cm" table:align="left"/>
    </style:style>
    <style:style style:name="Tabela6.A" style:family="table-column">
      <style:table-column-properties style:column-width="5.498cm"/>
    </style:style>
    <style:style style:name="Tabela6.B" style:family="table-column">
      <style:table-column-properties style:column-width="4.366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8" style:family="table">
      <style:table-properties style:width="3.704cm" table:align="right"/>
    </style:style>
    <style:style style:name="Tabela8.A" style:family="table-column">
      <style:table-column-properties style:column-width="1.441cm"/>
    </style:style>
    <style:style style:name="Tabela8.B" style:family="table-column">
      <style:table-column-properties style:column-width="0.794cm"/>
    </style:style>
    <style:style style:name="Tabela8.C" style:family="table-column">
      <style:table-column-properties style:column-width="0.706cm"/>
    </style:style>
    <style:style style:name="Tabela8.D" style:family="table-column">
      <style:table-column-properties style:column-width="0.764cm"/>
    </style:style>
    <style:style style:name="Tabela8.A1" style:family="table-cell">
      <style:table-cell-properties fo:padding="0.097cm" fo:border-left="none" fo:border-right="none" fo:border-top="0.75pt solid #000000" fo:border-bottom="0.25pt solid #000000"/>
    </style:style>
    <style:style style:name="Tabela8.A2" style:family="table-cell">
      <style:table-cell-properties fo:padding="0.097cm" fo:border-left="none" fo:border-right="none" fo:border-top="none" fo:border-bottom="0.25pt solid #000000"/>
    </style:style>
    <style:style style:name="Tabela8.A3" style:family="table-cell">
      <style:table-cell-properties fo:padding="0.097cm" fo:border-left="none" fo:border-right="none" fo:border-top="none" fo:border-bottom="0.75pt solid #000000"/>
    </style:style>
    <style:style style:name="Tabela10" style:family="table">
      <style:table-properties style:width="9.864cm" fo:margin-left="0cm" table:align="left"/>
    </style:style>
    <style:style style:name="Tabela10.A" style:family="table-column">
      <style:table-column-properties style:column-width="4.307cm"/>
    </style:style>
    <style:style style:name="Tabela10.B" style:family="table-column">
      <style:table-column-properties style:column-width="5.556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1" style:family="table">
      <style:table-properties style:width="5.362cm" table:align="margins"/>
    </style:style>
    <style:style style:name="Tabela11.A" style:family="table-column">
      <style:table-column-properties style:column-width="1.787cm" style:rel-column-width="21845*"/>
    </style:style>
    <style:style style:name="Tabela11.A1" style:family="table-cell">
      <style:table-cell-properties fo:padding="0.097cm" fo:border-left="none" fo:border-right="none" fo:border-top="0.75pt solid #000000" fo:border-bottom="0.5pt solid #000000"/>
    </style:style>
    <style:style style:name="Tabela11.A2" style:family="table-cell">
      <style:table-cell-properties fo:padding="0.097cm" fo:border-left="none" fo:border-right="none" fo:border-top="none" fo:border-bottom="0.5pt solid #000000"/>
    </style:style>
    <style:style style:name="Tabela11.A3" style:family="table-cell">
      <style:table-cell-properties fo:padding="0.097cm" fo:border-left="none" fo:border-right="none" fo:border-top="none" fo:border-bottom="0.75pt solid #000000"/>
    </style:style>
    <style:style style:name="Tabela12" style:family="table">
      <style:table-properties style:width="9.864cm" fo:margin-left="0cm" table:align="left"/>
    </style:style>
    <style:style style:name="Tabela12.A" style:family="table-column">
      <style:table-column-properties style:column-width="4.396cm"/>
    </style:style>
    <style:style style:name="Tabela12.B" style:family="table-column">
      <style:table-column-properties style:column-width="5.468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9.864cm" fo:margin-left="0cm" table:align="left"/>
    </style:style>
    <style:style style:name="Tabela7.A" style:family="table-column">
      <style:table-column-properties style:column-width="4.396cm"/>
    </style:style>
    <style:style style:name="Tabela7.B" style:family="table-column">
      <style:table-column-properties style:column-width="5.46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fo:font-size="8pt" officeooo:rsid="00336dbe" officeooo:paragraph-rsid="00072fa9" style:font-size-asian="8pt" style:font-size-complex="8pt"/>
    </style:style>
    <style:style style:name="P2" style:family="paragraph" style:parent-style-name="Standard">
      <style:text-properties officeooo:paragraph-rsid="00072fa9"/>
    </style:style>
    <style:style style:name="P3" style:family="paragraph" style:parent-style-name="Preformatted_20_Text">
      <style:text-properties fo:font-variant="normal" fo:text-transform="none" fo:color="#000000" style:font-name="Courier 10 Pitch" fo:font-size="8pt" fo:letter-spacing="normal" fo:font-style="normal" fo:font-weight="normal" officeooo:rsid="0038e447" officeooo:paragraph-rsid="00072fa9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FreeSerif" fo:font-size="8pt" fo:font-weight="normal" officeooo:rsid="0008157c" officeooo:paragraph-rsid="00072fa9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FreeSerif" fo:font-size="8pt" fo:font-weight="normal" officeooo:rsid="0007dea8" officeooo:paragraph-rsid="00072fa9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FreeSerif" fo:font-size="8pt" fo:font-weight="normal" officeooo:rsid="0026027e" officeooo:paragraph-rsid="00072fa9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FreeSerif" fo:font-size="8pt" fo:font-weight="normal" officeooo:rsid="0009dbdd" officeooo:paragraph-rsid="00072fa9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FreeSerif" fo:font-size="8pt" fo:font-weight="normal" officeooo:rsid="0019d844" officeooo:paragraph-rsid="00072fa9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FreeSerif" fo:font-size="8pt" fo:font-weight="normal" officeooo:rsid="0034b437" officeooo:paragraph-rsid="00072fa9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FreeSerif" fo:font-size="8pt" fo:font-weight="normal" officeooo:rsid="000bc2ba" officeooo:paragraph-rsid="00072fa9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FreeSerif" fo:font-size="8pt" fo:font-weight="normal" officeooo:rsid="0012e32a" officeooo:paragraph-rsid="00072fa9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FreeSerif" fo:font-size="8pt" fo:font-weight="normal" officeooo:rsid="0021f939" officeooo:paragraph-rsid="00072fa9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FreeSerif" fo:font-size="8pt" fo:font-weight="normal" officeooo:rsid="00330c7d" officeooo:paragraph-rsid="00072fa9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FreeSerif" fo:font-size="8pt" fo:font-weight="normal" officeooo:rsid="0037a7f1" officeooo:paragraph-rsid="00072fa9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FreeSerif" fo:font-size="8pt" fo:font-weight="normal" officeooo:rsid="0021f939" officeooo:paragraph-rsid="00072fa9" style:font-name-asian="Noto Sans CJK SC Regular" style:font-size-asian="8pt" style:font-weight-asian="normal" style:font-name-complex="FreeSans" style:font-size-complex="8pt" style:font-weight-complex="normal"/>
    </style:style>
    <style:style style:name="P16" style:family="paragraph" style:parent-style-name="Table_20_Contents">
      <style:text-properties style:font-name="FreeSerif" fo:font-size="8pt" fo:font-weight="bold" officeooo:rsid="0007dea8" officeooo:paragraph-rsid="00072fa9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FreeSerif" fo:font-size="8pt" fo:font-weight="bold" officeooo:rsid="0020e5c6" officeooo:paragraph-rsid="00072fa9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FreeSerif" fo:font-size="8pt" fo:font-weight="bold" officeooo:rsid="001bec77" officeooo:paragraph-rsid="00072fa9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FreeSerif" fo:font-size="8pt" fo:font-weight="bold" officeooo:rsid="001b435a" officeooo:paragraph-rsid="00072fa9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FreeSerif" fo:font-size="8pt" fo:font-weight="bold" officeooo:rsid="0009dbdd" officeooo:paragraph-rsid="00072fa9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FreeSerif" fo:font-size="8pt" fo:font-weight="bold" officeooo:rsid="0016aaa8" officeooo:paragraph-rsid="00072fa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FreeSerif" fo:font-size="8pt" fo:font-weight="bold" officeooo:rsid="000e1f9a" officeooo:paragraph-rsid="00072fa9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FreeSerif" fo:font-size="8pt" fo:font-weight="bold" officeooo:rsid="0019d844" officeooo:paragraph-rsid="00072fa9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FreeSerif" fo:font-size="8pt" fo:font-weight="bold" officeooo:rsid="0034b437" officeooo:paragraph-rsid="00072fa9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FreeSerif" fo:font-size="8pt" fo:font-weight="bold" officeooo:rsid="000bc2ba" officeooo:paragraph-rsid="00072fa9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FreeSerif" fo:font-size="8pt" fo:font-weight="bold" officeooo:rsid="00199102" officeooo:paragraph-rsid="00072fa9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FreeSerif" fo:font-size="8pt" fo:font-weight="bold" officeooo:rsid="0020b1cf" officeooo:paragraph-rsid="00072fa9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FreeSerif" fo:font-size="8pt" fo:font-weight="bold" officeooo:rsid="00363be1" officeooo:paragraph-rsid="00072fa9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FreeSerif" fo:font-size="8pt" fo:font-weight="bold" officeooo:rsid="0037ad85" officeooo:paragraph-rsid="00072fa9" style:font-size-asian="8pt" style:font-weight-asian="bold" style:font-size-complex="8pt" style:font-weight-complex="bold"/>
    </style:style>
    <style:style style:name="P30" style:family="paragraph" style:parent-style-name="Table_20_Contents">
      <style:text-properties style:font-name="FreeSerif" fo:font-size="8pt" fo:font-weight="bold" officeooo:rsid="00111c1c" officeooo:paragraph-rsid="00072fa9" style:font-name-asian="Noto Sans CJK SC Regular" style:font-size-asian="8pt" style:font-weight-asian="bold" style:font-name-complex="FreeSans" style:font-size-complex="8pt" style:font-weight-complex="bold"/>
    </style:style>
    <style:style style:name="P31" style:family="paragraph" style:parent-style-name="Table_20_Contents">
      <style:text-properties style:font-name="FreeSerif" fo:font-size="8pt" officeooo:rsid="0019d844" officeooo:paragraph-rsid="00072fa9" style:font-size-asian="8pt" style:font-size-complex="8pt"/>
    </style:style>
    <style:style style:name="P32" style:family="paragraph" style:parent-style-name="Table_20_Contents">
      <style:text-properties style:font-name="FreeSerif" fo:font-size="8pt" officeooo:rsid="000bc2ba" officeooo:paragraph-rsid="00072fa9" style:font-size-asian="8pt" style:font-size-complex="8pt"/>
    </style:style>
    <style:style style:name="P33" style:family="paragraph" style:parent-style-name="Table_20_Contents">
      <style:text-properties style:font-name="FreeSerif" fo:font-size="8pt" officeooo:rsid="00199102" officeooo:paragraph-rsid="00072fa9" style:font-size-asian="8pt" style:font-size-complex="8pt"/>
    </style:style>
    <style:style style:name="P34" style:family="paragraph" style:parent-style-name="Table_20_Contents">
      <style:text-properties style:font-name="FreeSerif" fo:font-size="8pt" officeooo:rsid="0020b1cf" officeooo:paragraph-rsid="00072fa9" style:font-size-asian="8pt" style:font-size-complex="8pt"/>
    </style:style>
    <style:style style:name="P35" style:family="paragraph" style:parent-style-name="Table_20_Contents">
      <style:text-properties style:font-name="FreeSerif" fo:font-size="8pt" officeooo:rsid="002fdbdf" officeooo:paragraph-rsid="00072fa9" style:font-size-asian="8pt" style:font-size-complex="8pt"/>
    </style:style>
    <style:style style:name="P36" style:family="paragraph" style:parent-style-name="Table_20_Contents">
      <style:text-properties style:font-name="FreeSerif" fo:font-size="8pt" officeooo:rsid="00330c7d" officeooo:paragraph-rsid="00072fa9" style:font-size-asian="8pt" style:font-size-complex="8pt"/>
    </style:style>
    <style:style style:name="P37" style:family="paragraph" style:parent-style-name="Table_20_Contents">
      <style:text-properties style:font-name="FreeSerif" fo:font-size="8pt" officeooo:rsid="001e859d" officeooo:paragraph-rsid="00072fa9" style:font-size-asian="8pt" style:font-size-complex="8pt"/>
    </style:style>
    <style:style style:name="P38" style:family="paragraph" style:parent-style-name="Table_20_Contents">
      <style:text-properties style:font-name="FreeSerif" fo:font-size="8pt" officeooo:rsid="00336dbe" officeooo:paragraph-rsid="00072fa9" style:font-size-asian="8pt" style:font-size-complex="8pt"/>
    </style:style>
    <style:style style:name="P39" style:family="paragraph" style:parent-style-name="Table_20_Contents">
      <style:text-properties style:font-name="FreeSerif" fo:font-size="8pt" officeooo:rsid="0021af75" officeooo:paragraph-rsid="00072fa9" style:font-size-asian="8pt" style:font-size-complex="8pt"/>
    </style:style>
    <style:style style:name="P40" style:family="paragraph" style:parent-style-name="Table_20_Contents">
      <style:text-properties style:font-name="FreeSerif" fo:font-size="8pt" officeooo:rsid="0021f939" officeooo:paragraph-rsid="00072fa9" style:font-size-asian="8pt" style:font-size-complex="8pt"/>
    </style:style>
    <style:style style:name="P41" style:family="paragraph" style:parent-style-name="Table_20_Contents">
      <style:text-properties style:font-name="FreeSerif" fo:font-size="8pt" officeooo:rsid="001bec77" officeooo:paragraph-rsid="00072fa9" style:font-size-asian="8pt" style:font-size-complex="8pt"/>
    </style:style>
    <style:style style:name="P42" style:family="paragraph" style:parent-style-name="Table_20_Contents">
      <style:text-properties style:font-name="FreeSerif" fo:font-size="8pt" officeooo:rsid="0019ef9c" officeooo:paragraph-rsid="00072fa9" style:font-size-asian="8pt" style:font-size-complex="8pt"/>
    </style:style>
    <style:style style:name="P43" style:family="paragraph" style:parent-style-name="Table_20_Contents">
      <style:text-properties style:font-name="FreeSerif" fo:font-size="8pt" officeooo:paragraph-rsid="00072fa9" style:font-size-asian="8pt" style:font-size-complex="8pt"/>
    </style:style>
    <style:style style:name="P44" style:family="paragraph" style:parent-style-name="Table_20_Contents">
      <style:text-properties style:font-name="FreeSerif" fo:font-size="8pt" officeooo:rsid="00072fa9" officeooo:paragraph-rsid="00072fa9" style:font-size-asian="8pt" style:font-size-complex="8pt"/>
    </style:style>
    <style:style style:name="P45" style:family="paragraph" style:parent-style-name="Table_20_Contents">
      <style:text-properties style:font-name="FreeSerif" fo:font-size="8pt" fo:font-style="italic" style:text-underline-style="none" officeooo:rsid="0009dbdd" officeooo:paragraph-rsid="00072fa9" style:font-size-asian="8pt" style:font-style-asian="italic" style:font-size-complex="8pt" style:font-style-complex="italic"/>
    </style:style>
    <style:style style:name="P46" style:family="paragraph" style:parent-style-name="Table_20_Contents">
      <style:text-properties style:font-name="FreeSerif" fo:font-size="14pt" fo:font-weight="normal" officeooo:rsid="0009dbdd" officeooo:paragraph-rsid="00072fa9" style:font-size-asian="14pt" style:font-weight-asian="normal" style:font-size-complex="14pt" style:font-weight-complex="normal"/>
    </style:style>
    <style:style style:name="P47" style:family="paragraph" style:parent-style-name="Table_20_Contents">
      <style:text-properties style:font-name="FreeSerif" fo:font-size="12pt" fo:font-weight="normal" officeooo:rsid="0009dbdd" officeooo:paragraph-rsid="00072fa9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style:font-name="FreeSerif" fo:font-size="10pt" fo:font-weight="normal" officeooo:rsid="0009dbdd" officeooo:paragraph-rsid="00072fa9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style:font-name="FreeSerif" fo:font-size="7pt" fo:font-weight="normal" officeooo:rsid="0009dbdd" officeooo:paragraph-rsid="00072fa9" style:font-size-asian="7pt" style:font-weight-asian="normal" style:font-size-complex="7pt" style:font-weight-complex="normal"/>
    </style:style>
    <style:style style:name="P50" style:family="paragraph" style:parent-style-name="Table_20_Contents">
      <style:text-properties style:font-name="FreeSerif" fo:font-size="6pt" fo:font-weight="normal" officeooo:rsid="0009dbdd" officeooo:paragraph-rsid="00072fa9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style:font-name="FreeSerif" fo:font-size="9pt" fo:font-weight="bold" officeooo:rsid="0016aaa8" officeooo:paragraph-rsid="00072fa9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FreeSerif" fo:font-size="9pt" fo:font-weight="normal" officeooo:rsid="0019d844" officeooo:paragraph-rsid="00072fa9" style:font-size-asian="9pt" style:font-weight-asian="normal" style:font-size-complex="9pt" style:font-weight-complex="normal"/>
    </style:style>
    <style:style style:name="P53" style:family="paragraph" style:parent-style-name="Table_20_Contents">
      <style:text-properties style:font-name="Courier 10 Pitch" fo:font-size="8pt" fo:font-weight="normal" officeooo:rsid="0009dbdd" officeooo:paragraph-rsid="00072fa9" style:font-size-asian="8pt" style:font-weight-asian="normal" style:font-size-complex="8pt" style:font-weight-complex="normal"/>
    </style:style>
    <style:style style:name="P54" style:family="paragraph" style:parent-style-name="Table_20_Contents">
      <style:text-properties style:font-name="Courier 10 Pitch" fo:font-size="8pt" fo:font-weight="normal" officeooo:rsid="0019d844" officeooo:paragraph-rsid="00072fa9" style:font-size-asian="8pt" style:font-weight-asian="normal" style:font-size-complex="8pt" style:font-weight-complex="normal"/>
    </style:style>
    <style:style style:name="P55" style:family="paragraph" style:parent-style-name="Table_20_Contents">
      <style:text-properties style:font-name="Courier 10 Pitch" fo:font-size="8pt" fo:font-weight="normal" officeooo:rsid="00181040" officeooo:paragraph-rsid="00072fa9" style:font-size-asian="8pt" style:font-weight-asian="normal" style:font-size-complex="8pt" style:font-weight-complex="normal"/>
    </style:style>
    <style:style style:name="P56" style:family="paragraph" style:parent-style-name="Table_20_Contents">
      <style:text-properties style:font-name="Courier 10 Pitch" fo:font-size="8pt" fo:font-weight="normal" officeooo:rsid="002f0833" officeooo:paragraph-rsid="00072fa9" style:font-size-asian="8pt" style:font-weight-asian="normal" style:font-size-complex="8pt" style:font-weight-complex="normal"/>
    </style:style>
    <style:style style:name="P57" style:family="paragraph" style:parent-style-name="Table_20_Contents">
      <style:text-properties style:font-name="Courier 10 Pitch" fo:font-size="8pt" fo:font-weight="normal" officeooo:rsid="0037a7f1" officeooo:paragraph-rsid="00072fa9" style:font-size-asian="8pt" style:font-weight-asian="normal" style:font-size-complex="8pt" style:font-weight-complex="normal"/>
    </style:style>
    <style:style style:name="P58" style:family="paragraph" style:parent-style-name="Table_20_Contents">
      <style:text-properties style:font-name="Courier 10 Pitch" fo:font-size="8pt" fo:font-weight="normal" officeooo:rsid="0038e447" officeooo:paragraph-rsid="00072fa9" style:font-size-asian="8pt" style:font-weight-asian="normal" style:font-size-complex="8pt" style:font-weight-complex="normal"/>
    </style:style>
    <style:style style:name="P59" style:family="paragraph" style:parent-style-name="Table_20_Contents">
      <style:text-properties style:font-name="Courier 10 Pitch" fo:font-size="8pt" fo:font-weight="normal" officeooo:paragraph-rsid="00072fa9" style:font-size-asian="8pt" style:font-weight-asian="normal" style:font-size-complex="8pt" style:font-weight-complex="normal"/>
    </style:style>
    <style:style style:name="P60" style:family="paragraph" style:parent-style-name="Table_20_Contents">
      <style:text-properties style:font-name="Courier 10 Pitch" fo:font-size="8pt" officeooo:rsid="0019d844" officeooo:paragraph-rsid="00072fa9" style:font-size-asian="8pt" style:font-size-complex="8pt"/>
    </style:style>
    <style:style style:name="P61" style:family="paragraph" style:parent-style-name="Table_20_Contents">
      <style:text-properties style:font-name="Courier 10 Pitch" fo:font-size="8pt" officeooo:rsid="0021af75" officeooo:paragraph-rsid="00072fa9" style:font-size-asian="8pt" style:font-size-complex="8pt"/>
    </style:style>
    <style:style style:name="P62" style:family="paragraph" style:parent-style-name="Table_20_Contents">
      <style:text-properties style:font-name="Courier 10 Pitch" fo:font-size="8pt" officeooo:rsid="000bc2ba" officeooo:paragraph-rsid="00072fa9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ourier 10 Pitch" fo:font-size="8pt" officeooo:paragraph-rsid="00072fa9" style:font-size-asian="8pt" style:font-size-complex="8pt"/>
    </style:style>
    <style:style style:name="P64" style:family="paragraph" style:parent-style-name="Table_20_Contents">
      <style:text-properties style:font-name="Courier 10 Pitch" fo:font-size="8pt" officeooo:rsid="002fdbdf" officeooo:paragraph-rsid="00072fa9" style:font-size-asian="8pt" style:font-size-complex="8pt"/>
    </style:style>
    <style:style style:name="P65" style:family="paragraph" style:parent-style-name="Table_20_Contents">
      <style:text-properties style:font-name="Courier 10 Pitch" fo:font-size="8pt" officeooo:paragraph-rsid="00072fa9" style:font-size-asian="8pt" style:font-size-complex="8pt"/>
    </style:style>
    <style:style style:name="P66" style:family="paragraph" style:parent-style-name="Table_20_Contents">
      <style:text-properties style:font-name="Courier 10 Pitch" fo:font-size="8pt" officeooo:rsid="00072fa9" officeooo:paragraph-rsid="00072fa9" style:font-size-asian="8pt" style:font-size-complex="8pt"/>
    </style:style>
    <style:style style:name="P67" style:family="paragraph" style:parent-style-name="Table_20_Contents">
      <style:text-properties style:font-name="Courier 10 Pitch" fo:font-size="8pt" fo:font-weight="bold" officeooo:rsid="000e1f9a" officeooo:paragraph-rsid="00072fa9" style:font-size-asian="8pt" style:font-weight-asian="bold" style:font-size-complex="8pt" style:font-weight-complex="bold"/>
    </style:style>
    <style:style style:name="P68" style:family="paragraph" style:parent-style-name="Table_20_Contents">
      <style:text-properties style:font-name="Courier 10 Pitch" fo:font-size="8pt" fo:font-weight="bold" officeooo:rsid="002f0833" officeooo:paragraph-rsid="00072fa9" style:font-size-asian="8pt" style:font-weight-asian="bold" style:font-size-complex="8pt" style:font-weight-complex="bold"/>
    </style:style>
    <style:style style:name="P69" style:family="paragraph" style:parent-style-name="Table_20_Contents">
      <style:text-properties style:text-line-through-style="solid" style:text-line-through-type="single" style:font-name="FreeSerif" fo:font-size="8pt" fo:font-weight="normal" officeooo:rsid="0021af75" officeooo:paragraph-rsid="00072fa9" style:font-size-asian="8pt" style:font-weight-asian="normal" style:font-size-complex="8pt" style:font-weight-complex="normal"/>
    </style:style>
    <style:style style:name="P70" style:family="paragraph" style:parent-style-name="Table_20_Contents">
      <style:text-properties officeooo:paragraph-rsid="00072fa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398" style:font-weight-asian="normal" style:font-weight-complex="normal"/>
    </style:style>
    <style:style style:name="T3" style:family="text">
      <style:text-properties fo:font-weight="normal" officeooo:rsid="001d7f13" style:font-weight-asian="normal" style:font-weight-complex="normal"/>
    </style:style>
    <style:style style:name="T4" style:family="text">
      <style:text-properties fo:font-weight="normal" officeooo:rsid="0022c6ec" style:font-weight-asian="normal" style:font-weight-complex="normal"/>
    </style:style>
    <style:style style:name="T5" style:family="text">
      <style:text-properties fo:font-weight="normal" officeooo:rsid="002446f7" style:font-weight-asian="normal" style:font-weight-complex="normal"/>
    </style:style>
    <style:style style:name="T6" style:family="text">
      <style:text-properties fo:font-weight="normal" officeooo:rsid="0021f939" style:font-weight-asian="normal" style:font-weight-complex="normal"/>
    </style:style>
    <style:style style:name="T7" style:family="text">
      <style:text-properties fo:font-weight="normal" officeooo:rsid="0016aaa8" style:font-weight-asian="normal" style:font-weight-complex="normal"/>
    </style:style>
    <style:style style:name="T8" style:family="text">
      <style:text-properties fo:font-weight="normal" officeooo:rsid="000e1f9a" style:font-weight-asian="normal" style:font-weight-complex="normal"/>
    </style:style>
    <style:style style:name="T9" style:family="text">
      <style:text-properties fo:font-weight="normal" officeooo:rsid="00111c1c" style:font-weight-asian="normal" style:font-weight-complex="normal"/>
    </style:style>
    <style:style style:name="T10" style:family="text">
      <style:text-properties fo:font-weight="normal" officeooo:rsid="0015ab35" style:font-weight-asian="normal" style:font-weight-complex="normal"/>
    </style:style>
    <style:style style:name="T11" style:family="text">
      <style:text-properties fo:font-weight="normal" officeooo:rsid="002ac91f" style:font-weight-asian="normal" style:font-weight-complex="normal"/>
    </style:style>
    <style:style style:name="T12" style:family="text">
      <style:text-properties fo:font-weight="normal" officeooo:rsid="00181040" style:font-weight-asian="normal" style:font-weight-complex="normal"/>
    </style:style>
    <style:style style:name="T13" style:family="text">
      <style:text-properties fo:font-weight="normal" officeooo:rsid="00199102" style:font-weight-asian="normal" style:font-weight-complex="normal"/>
    </style:style>
    <style:style style:name="T14" style:family="text">
      <style:text-properties fo:font-weight="normal" officeooo:rsid="002f0833" style:font-weight-asian="normal" style:font-weight-complex="normal"/>
    </style:style>
    <style:style style:name="T15" style:family="text">
      <style:text-properties fo:font-weight="normal" officeooo:rsid="00316832" style:font-weight-asian="normal" style:font-weight-complex="normal"/>
    </style:style>
    <style:style style:name="T16" style:family="text">
      <style:text-properties fo:font-weight="normal" officeooo:rsid="0037a7f1" style:font-weight-asian="normal" style:font-weight-complex="normal"/>
    </style:style>
    <style:style style:name="T17" style:family="text">
      <style:text-properties fo:font-weight="normal" officeooo:rsid="0038e447" style:font-weight-asian="normal" style:font-weight-complex="normal"/>
    </style:style>
    <style:style style:name="T18" style:family="text">
      <style:text-properties officeooo:rsid="0022c6ec"/>
    </style:style>
    <style:style style:name="T19" style:family="text">
      <style:text-properties officeooo:rsid="002446f7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6c134" style:font-weight-asian="bold" style:font-weight-complex="bold"/>
    </style:style>
    <style:style style:name="T22" style:family="text">
      <style:text-properties officeooo:rsid="0027b9a9"/>
    </style:style>
    <style:style style:name="T23" style:family="text">
      <style:text-properties officeooo:rsid="002ac91f"/>
    </style:style>
    <style:style style:name="T24" style:family="text">
      <style:text-properties officeooo:rsid="0026c134"/>
    </style:style>
    <style:style style:name="T25" style:family="text">
      <style:text-properties fo:font-style="italic" fo:font-weight="bold" officeooo:rsid="0026c134" style:font-style-asian="italic" style:font-weight-asian="bold" style:font-style-complex="italic" style:font-weight-complex="bold"/>
    </style:style>
    <style:style style:name="T26" style:family="text">
      <style:text-properties fo:font-style="italic" officeooo:rsid="0026c134" style:font-style-asian="italic" style:font-style-complex="italic"/>
    </style:style>
    <style:style style:name="T27" style:family="text">
      <style:text-properties fo:font-style="normal" officeooo:rsid="002ac91f" style:font-style-asian="normal" style:font-style-complex="normal"/>
    </style:style>
    <style:style style:name="T28" style:family="text">
      <style:text-properties fo:font-style="normal" officeooo:rsid="002d6991" style:font-style-asian="normal" style:font-style-complex="normal"/>
    </style:style>
    <style:style style:name="T29" style:family="text">
      <style:text-properties fo:font-variant="normal" fo:text-transform="none" fo:color="#404040" style:font-name="FreeSerif" fo:letter-spacing="normal" fo:font-style="italic" officeooo:rsid="002d6991" style:font-style-asian="italic" style:font-style-complex="italic" loext:padding="0cm" loext:border="none"/>
    </style:style>
    <style:style style:name="T30" style:family="text">
      <style:text-properties officeooo:rsid="00319beb"/>
    </style:style>
    <style:style style:name="T31" style:family="text">
      <style:text-properties officeooo:rsid="00316832"/>
    </style:style>
    <style:style style:name="T32" style:family="text">
      <style:text-properties officeooo:rsid="0016aaa8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8pt" fo:font-weight="normal" style:font-size-asian="8pt" style:font-weight-asian="normal" style:font-size-complex="8pt" style:font-weight-complex="normal"/>
    </style:style>
    <style:style style:name="T35" style:family="text">
      <style:text-properties fo:font-size="8pt" fo:font-weight="normal" officeooo:rsid="000e1f9a" style:font-size-asian="8pt" style:font-weight-asian="normal" style:font-size-complex="8pt" style:font-weight-complex="normal"/>
    </style:style>
    <style:style style:name="T36" style:family="text">
      <style:text-properties fo:font-size="8pt" fo:font-weight="normal" officeooo:rsid="00111c1c" style:font-size-asian="8pt" style:font-weight-asian="normal" style:font-size-complex="8pt" style:font-weight-complex="normal"/>
    </style:style>
    <style:style style:name="T37" style:family="text">
      <style:text-properties fo:font-size="8pt" fo:font-weight="normal" officeooo:rsid="0034b437" style:font-size-asian="8pt" style:font-weight-asian="normal" style:font-size-complex="8pt" style:font-weight-complex="normal"/>
    </style:style>
    <style:style style:name="T38" style:family="text">
      <style:text-properties officeooo:rsid="0009dbdd"/>
    </style:style>
    <style:style style:name="T39" style:family="text">
      <style:text-properties style:font-name="FreeSerif1" style:font-name-asian="FreeSerif1" style:font-name-complex="FreeSerif1"/>
    </style:style>
    <style:style style:name="T40" style:family="text">
      <style:text-properties style:font-name="FreeSerif1" fo:font-weight="normal" style:font-name-asian="FreeSerif1" style:font-weight-asian="normal" style:font-name-complex="FreeSerif1" style:font-weight-complex="normal"/>
    </style:style>
    <style:style style:name="T41" style:family="text">
      <style:text-properties style:font-name="FreeSerif1" fo:font-weight="normal" officeooo:rsid="000bc2ba" style:font-name-asian="FreeSerif1" style:font-weight-asian="normal" style:font-name-complex="FreeSerif1" style:font-weight-complex="normal"/>
    </style:style>
    <style:style style:name="T42" style:family="text">
      <style:text-properties style:font-name="FreeSerif1" fo:font-weight="normal" officeooo:rsid="0015ab35" style:font-name-asian="FreeSerif1" style:font-weight-asian="normal" style:font-name-complex="FreeSerif1" style:font-weight-complex="normal"/>
    </style:style>
    <style:style style:name="T43" style:family="text">
      <style:text-properties style:font-name-asian="Noto Sans CJK SC Regular" style:font-name-complex="FreeSans"/>
    </style:style>
    <style:style style:name="T44" style:family="text">
      <style:text-properties style:font-name="FreeSerif" fo:font-style="italic" officeooo:rsid="00157291" style:font-style-asian="italic" style:font-style-complex="italic"/>
    </style:style>
    <style:style style:name="T45" style:family="text">
      <style:text-properties style:font-name="FreeSerif" fo:font-style="italic" fo:font-weight="normal" officeooo:rsid="001412e9" style:font-style-asian="italic" style:font-weight-asian="normal" style:font-style-complex="italic" style:font-weight-complex="normal"/>
    </style:style>
    <style:style style:name="T46" style:family="text">
      <style:text-properties style:font-name="FreeSerif" fo:font-style="italic" fo:font-weight="normal" officeooo:rsid="00157291" style:font-style-asian="italic" style:font-weight-asian="normal" style:font-style-complex="italic" style:font-weight-complex="normal"/>
    </style:style>
    <style:style style:name="T47" style:family="text">
      <style:text-properties style:font-name="FreeSerif" fo:font-style="italic" fo:font-weight="normal" officeooo:rsid="0015ab35" style:font-style-asian="italic" style:font-weight-asian="normal" style:font-style-complex="italic" style:font-weight-complex="normal"/>
    </style:style>
    <style:style style:name="T48" style:family="text">
      <style:text-properties style:font-name="FreeSerif" fo:font-weight="normal" officeooo:rsid="0015ab35" style:font-weight-asian="normal" style:font-weight-complex="normal"/>
    </style:style>
    <style:style style:name="T49" style:family="text">
      <style:text-properties officeooo:rsid="0015ab35"/>
    </style:style>
    <style:style style:name="T50" style:family="text">
      <style:text-properties officeooo:rsid="00111c1c"/>
    </style:style>
    <style:style style:name="T51" style:family="text">
      <style:text-properties style:font-name="Courier 10 Pitch"/>
    </style:style>
    <style:style style:name="T52" style:family="text">
      <style:text-properties style:font-name="Courier 10 Pitch" officeooo:rsid="00111c1c"/>
    </style:style>
    <style:style style:name="T53" style:family="text">
      <style:text-properties style:font-name="Courier 10 Pitch" officeooo:rsid="002ac91f"/>
    </style:style>
    <style:style style:name="T54" style:family="text">
      <style:text-properties style:font-name="Courier 10 Pitch" fo:font-size="8pt" fo:font-weight="normal" officeooo:rsid="00181040" style:font-size-asian="8pt" style:font-weight-asian="normal" style:font-size-complex="8pt" style:font-weight-complex="normal"/>
    </style:style>
    <style:style style:name="T55" style:family="text">
      <style:text-properties style:font-name="Courier 10 Pitch" fo:font-size="8pt" fo:font-weight="normal" officeooo:rsid="00199102" style:font-size-asian="8pt" style:font-weight-asian="normal" style:font-size-complex="8pt" style:font-weight-complex="normal"/>
    </style:style>
    <style:style style:name="T56" style:family="text">
      <style:text-properties officeooo:rsid="00199102"/>
    </style:style>
    <style:style style:name="T57" style:family="text">
      <style:text-properties officeooo:rsid="002fdbdf"/>
    </style:style>
    <style:style style:name="T58" style:family="text">
      <style:text-properties officeooo:rsid="003ac098"/>
    </style:style>
    <style:style style:name="T59" style:family="text">
      <style:text-properties officeooo:rsid="0039182f"/>
    </style:style>
    <style:style style:name="T60" style:family="text">
      <style:text-properties officeooo:rsid="0021f939"/>
    </style:style>
    <style:style style:name="T61" style:family="text">
      <style:text-properties officeooo:rsid="001e859d"/>
    </style:style>
    <style:style style:name="T62" style:family="text">
      <style:text-properties officeooo:rsid="001b435a"/>
    </style:style>
    <style:style style:name="T63" style:family="text">
      <style:text-properties officeooo:rsid="0037a7f1"/>
    </style:style>
    <style:style style:name="T64" style:family="text">
      <style:text-properties officeooo:rsid="00084c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Todo o <text:s/>material do curso (códigos, exemplos, apresentações, etc), está em</text:p>
            <text:p text:style-name="P4"><text:a xlink:type="simple" xlink:href="http://mauricio-camargo.github.io/extensao.html" text:style-name="Internet_20_link" text:visited-style-name="Visited_20_Internet_20_Link">http://mauricio-camargo.github.io/extensao.html</text:a> e <text:a xlink:type="simple" xlink:href="http://mauricio-camargo.github.io/" text:style-name="Internet_20_link" text:visited-style-name="Visited_20_Internet_20_Link">http://githu</text:a>b.com/<text:a xlink:type="simple" xlink:href="http://mauricio-camargo.github.io/" text:style-name="Internet_20_link" text:visited-style-name="Visited_20_Internet_20_Link">mauricio-camargo</text:a></text:p>
            <text:p text:style-name="P16">Programas necessários durante o curso</text:p>
            <text:p text:style-name="P5">1. Versão atual do R (https://cran.r-project.org)</text:p>
            <text:p text:style-name="P5">2. Rstudio versão preview (https://www.rstudio.com/products/rstudio/download/preview)</text:p>
            <text:p text:style-name="P5"><text:s text:c="4"/>Se você já tem a versão normal do RStudio, basta instalar a versão preview <text:s text:c="3"/></text:p>
            <text:p text:style-name="P5"><text:s text:c="4"/>por cima.</text:p>
            <text:p text:style-name="P5">3. Instalar os pacotes no Rstudio: </text:p>
            <text:p text:style-name="P5"><text:s text:c="4"/>install.packages("rmarkdown", type = "source")</text:p>
            <text:p text:style-name="P5"><text:s text:c="4"/>install.packages("knitr", type = "source")</text:p>
            <text:p text:style-name="P5">4. Compilador LaTeX para gerar arquivos PDF.</text:p>
            <text:p text:style-name="P5"><text:s text:c="4"/>Para Windows: MikTex (http://miktex.org/download)</text:p>
            <text:p text:style-name="P5"><text:s text:c="4"/>Para Linux: Toda distribuição traz um compilador LaTeX.</text:p>
            <text:p text:style-name="P5"><text:s text:c="4"/>Para Mac OS X: <text:a xlink:type="simple" xlink:href="http://www.tug.org/mactex/downloading.html" text:style-name="Internet_20_link" text:visited-style-name="Visited_20_Internet_20_Link">http://www.tug.org/mactex/downloading.html</text:a></text:p>
            <text:p text:style-name="P4">5. Criar uma conta gratuita no site http://github.com</text:p>
          </table:table-cell>
          <table:table-cell table:style-name="Tabela1.B1" office:value-type="string">
            <text:p text:style-name="P17">Pesquisa reprodutível: <text:span text:style-name="T2">reprodutibilidade é um dos pilares da ciência. Para ser reproduzível, a pesquisa precisa</text:span><text:span text:style-name="T1"> fornece</text:span><text:span text:style-name="T2">r</text:span><text:span text:style-name="T1"> </text:span><text:span text:style-name="T2">descrições, </text:span><text:span text:style-name="T1">dados, códigos,</text:span><text:span text:style-name="T2"> métodos computacionais</text:span><text:span text:style-name="T1"> e meio</text:span><text:span text:style-name="T2">s</text:span><text:span text:style-name="T1"> de divulgação. </text:span><text:span text:style-name="T2">O Rstudio auxilia em todas essas etapas.</text:span></text:p>
            <text:p text:style-name="P18">Literate programming: <text:span text:style-name="T1">Programação literária </text:span><text:span text:style-name="T3">(TeX) </text:span><text:span text:style-name="T4">é um método que combina uma linguagem de programação com uma linguagem de documentação</text:span><text:span text:style-name="T1">. Inventad</text:span><text:span text:style-name="T4">a em 1983 por Donald Knuth,</text:span><text:span text:style-name="T1"> </text:span><text:span text:style-name="T4">l</text:span><text:span text:style-name="T3">iberta o usuário da formatação do documento, usando modelos. </text:span><text:span text:style-name="T4">Permite c</text:span><text:span text:style-name="T3">ontrole total sobre o documento. </text:span><text:span text:style-name="T4">LaTeX é uma implementação do TeX.</text:span></text:p>
            <text:p text:style-name="P19">Markdown: <text:span text:style-name="T1">linguagem </text:span><text:span text:style-name="T4">muito simples e </text:span><text:span text:style-name="T1">com poucas marcações, ao contrário de HTML e LaTeX, </text:span><text:span text:style-name="T4">que são linguagens </text:span><text:span text:style-name="T18">markup</text:span><text:span text:style-name="T4">.</text:span></text:p>
            <text:p text:style-name="P19">Rmarkdown: <text:span text:style-name="T1">implementação em R de Markdown através do Rstudio, permitindo a incorporação de códigos do R que são executados e os resultados (como gráficos) aparecem no documento final. </text:span></text:p>
            <text:p text:style-name="P19"><text:span text:style-name="T19">Aplicações:</text:span><text:span text:style-name="T5"> </text:span><text:span text:style-name="T1">Um único arquivo Rmarkdown (.Rmd) pode gerar arquivos </text:span><text:span text:style-name="T3">em </text:span><text:span text:style-name="T1">PDF, HTML, </text:span><text:span text:style-name="T6">DOCX, </text:span><text:span text:style-name="T1">ODT, </text:span><text:span text:style-name="T6">RTF</text:span><text:span text:style-name="T1">, </text:span><text:span text:style-name="T5">que podem ser usados para documentação, apresentação ou criação de sites da internet.</text:span></text:p>
          </table:table-cell>
        </table:table-row>
        <table:table-row>
          <table:table-cell table:style-name="Tabela1.A2" table:number-columns-spanned="2" office:value-type="string">
            <text:p text:style-name="P6"><text:span text:style-name="T20">Anatomia do arquivo .Rmd</text:span>: Para criar um arquivo de Rmarkdown (.Rmd) no Rstudio, vá em File&gt;New file&gt;R markdow. <text:span text:style-name="T22">Após, escolhe-se uma das opções de documento, entre HTML, PDF e DOC. </text:span>O arquivo criado começa com <text:span text:style-name="T22">metadados</text:span> entre duas fileiras de <text:span text:style-name="T22">3 </text:span>tra<text:span text:style-name="T23">ços</text:span>, onde <text:span text:style-name="T22">contêm</text:span> informações <text:span text:style-name="T24">para a compilação. O único comando obrigatório é </text:span><text:span text:style-name="T21">output</text:span><text:span text:style-name="T24">, que especifica um dos arquivos de saída (ex: output: html_document). Metadados comuns são: tittle, author e date. Para criar um tabela de conteúdo, use toc=true. Para tornar a tabela flutuante, use </text:span><text:span text:style-name="T25">toc: true </text:span><text:span text:style-name="T27">e</text:span><text:span text:style-name="T24"> </text:span><text:span text:style-name="T25">toc_float: true</text:span><text:span text:style-name="T24">. Para enumerar as seções, use </text:span><text:span text:style-name="T25">number_sections: true</text:span><text:span text:style-name="T24">. Para compilar, clique em Knitr ou pressione Shift+Ctr+K. Para trocar o tema do HTML a ser gerado, use </text:span><text:span text:style-name="T25">theme</text:span><text:span text:style-name="T26">, </text:span><text:span text:style-name="T28">cujas opções são: </text:span><text:span text:style-name="Source_20_Text"><text:span text:style-name="T29">default, cerulean, journal, flatly, readable, spacelab, united, cosmo, lumen, paper, sandstone, simplex, e "yeti"</text:span></text:span></text:p>
          </table:table-cell>
          <table:covered-table-cell/>
        </table:table-row>
        <table:table-row>
          <table:table-cell table:style-name="Tabela1.A3" office:value-type="string">
            <text:p text:style-name="P20"><text:s text:c="71"/><text:span text:style-name="T30">Inserir códigos e resultados do R, <text:s text:c="67"/></text:span></text:p>
            <text:p text:style-name="P20">Títulos (cabeçalhos)<text:span text:style-name="T30"> <text:s text:c="53"/>como gráficos.</text:span> <text:s text:c="17"/></text:p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able:table table:name="Tabela15" table:style-name="Tabela15">
                    <table:table-column table:style-name="Tabela15.A"/>
                    <table:table-column table:style-name="Tabela15.B"/>
                    <table:table-row>
                      <table:table-cell table:style-name="Tabela15.A1" office:value-type="string">
                        <text:p text:style-name="P53">#Título 1</text:p>
                      </table:table-cell>
                      <table:table-cell table:style-name="Tabela15.B1" office:value-type="string">
                        <text:p text:style-name="P46">Título 1</text:p>
                      </table:table-cell>
                    </table:table-row>
                    <table:table-row>
                      <table:table-cell table:style-name="Tabela15.A2" office:value-type="string">
                        <text:p text:style-name="P53">#Título 2</text:p>
                      </table:table-cell>
                      <table:table-cell table:style-name="Tabela15.B2" office:value-type="string">
                        <text:p text:style-name="P47">Título 2</text:p>
                      </table:table-cell>
                    </table:table-row>
                    <table:table-row>
                      <table:table-cell table:style-name="Tabela15.A2" office:value-type="string">
                        <text:p text:style-name="P53">#Título 3</text:p>
                      </table:table-cell>
                      <table:table-cell table:style-name="Tabela15.B2" office:value-type="string">
                        <text:p text:style-name="P48">Título 3</text:p>
                      </table:table-cell>
                    </table:table-row>
                    <table:table-row>
                      <table:table-cell table:style-name="Tabela15.A2" office:value-type="string">
                        <text:p text:style-name="P53">#Título 4</text:p>
                      </table:table-cell>
                      <table:table-cell table:style-name="Tabela15.B2" office:value-type="string">
                        <text:p text:style-name="P7">Título 4</text:p>
                      </table:table-cell>
                    </table:table-row>
                    <table:table-row>
                      <table:table-cell table:style-name="Tabela15.A2" office:value-type="string">
                        <text:p text:style-name="P53">#Título 5</text:p>
                      </table:table-cell>
                      <table:table-cell table:style-name="Tabela15.B2" office:value-type="string">
                        <text:p text:style-name="P49">Título 5</text:p>
                      </table:table-cell>
                    </table:table-row>
                    <table:table-row>
                      <table:table-cell table:style-name="Tabela15.A2" office:value-type="string">
                        <text:p text:style-name="P53">#Título 6</text:p>
                      </table:table-cell>
                      <table:table-cell table:style-name="Tabela15.B2" office:value-type="string">
                        <text:p text:style-name="P50">Título 6</text:p>
                      </table:table-cell>
                    </table:table-row>
                  </table:table>
                  <text:p text:style-name="P70"/>
                </table:table-cell>
                <table:table-cell table:style-name="Tabela2.B1" office:value-type="string">
                  <table:table table:name="Tabela16" table:style-name="Tabela16">
                    <table:table-column table:style-name="Tabela16.A"/>
                    <table:table-row>
                      <table:table-cell table:style-name="Tabela16.A1" office:value-type="string">
                        <text:p text:style-name="P31">Motrando o código no documento final</text:p>
                        <text:p text:style-name="P60"/>
                        <text:p text:style-name="P60">```{r,echo=<text:span text:style-name="T31">TRUE</text:span>}</text:p>
                        <text:p text:style-name="P60">plot(1:10)</text:p>
                        <text:p text:style-name="P54">```</text:p>
                      </table:table-cell>
                    </table:table-row>
                    <table:table-row>
                      <table:table-cell table:style-name="Tabela16.A2" office:value-type="string">
                        <text:p text:style-name="P31"><text:span text:style-name="T31">Escondendo</text:span> o código no documento final</text:p>
                        <text:p text:style-name="P60"/>
                        <text:p text:style-name="P60">```{r,echo=<text:span text:style-name="T31">FALSE</text:span>}</text:p>
                        <text:p text:style-name="P60">plot(1:10)</text:p>
                        <text:p text:style-name="P54">```</text:p>
                      </table:table-cell>
                    </table:table-row>
                  </table:table>
                  <text:p text:style-name="P70"/>
                </table:table-cell>
              </table:table-row>
            </table:table>
            <text:p text:style-name="P2"/>
          </table:table-cell>
          <table:table-cell table:style-name="Tabela1.A2" office:value-type="string">
            <text:p text:style-name="P20">Ênfase (asterisco e underline podem ser usados intercambiadamente)</text:p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65">*<text:span text:style-name="T32">Em itálico* ou _Em itálico_</text:span></text:p>
                </table:table-cell>
                <table:table-cell table:style-name="Tabela3.B1" office:value-type="string">
                  <text:p text:style-name="P45"><text:span text:style-name="T32">Em i</text:span>tálico</text:p>
                </table:table-cell>
              </table:table-row>
              <table:table-row>
                <table:table-cell table:style-name="Tabela3.A2" office:value-type="string">
                  <text:p text:style-name="P65">**<text:span text:style-name="T32">Em negrito** ou _Em negrito_</text:span></text:p>
                </table:table-cell>
                <table:table-cell table:style-name="Tabela3.B2" office:value-type="string">
                  <text:p text:style-name="P21">Em negrito</text:p>
                </table:table-cell>
              </table:table-row>
              <table:table-row>
                <table:table-cell table:style-name="Tabela3.A2" office:value-type="string">
                  <text:p text:style-name="P61">~~Riscado como apagado~~</text:p>
                </table:table-cell>
                <table:table-cell table:style-name="Tabela3.B2" office:value-type="string">
                  <text:p text:style-name="P69">Riscado como apagado</text:p>
                </table:table-cell>
              </table:table-row>
            </table:table>
            <text:p text:style-name="P51">Q<text:span text:style-name="T33">uebra de linha: </text:span><text:span text:style-name="T35">Use dois espaços para gerar um</text:span><text:span text:style-name="T34">a</text:span><text:span text:style-name="T35"> </text:span><text:span text:style-name="T34">quebra de linha</text:span><text:span text:style-name="T35">. </text:span><text:span text:style-name="T36">Espaços em branco </text:span><text:span text:style-name="T35">s</text:span><text:span text:style-name="T37">ão</text:span><text:span text:style-name="T35"> </text:span><text:span text:style-name="T34">aqui </text:span><text:span text:style-name="T35">simbolizados por   </text:span></text:p>
            <text:p text:style-name="P22">Parágrafo: <text:span text:style-name="T7">Deixe uma linha em branco para criar um parágrafo.</text:span></text:p>
            <text:p text:style-name="P23">Destaque de texto</text:p>
            <text:p text:style-name="P8">&gt; Este texto vai aparecer destacado</text:p>
            <text:p text:style-name="P24">Nota de rodapé</text:p>
            <text:p text:style-name="P9">Ex: Aqui vai o texto normal^[e aqui a nota e rodapé], e continua.</text:p>
          </table:table-cell>
        </table:table-row>
        <table:table-row>
          <table:table-cell table:style-name="Tabela1.A3" office:value-type="string">
            <text:p text:style-name="P20">Lista não ordenada <text:span text:style-name="T1">(asterisco, traço e sinal de + são usados intercambiadamente)</text:span></text:p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65">- <text:span text:style-name="T38">Item 1 ou * Item 1 ou + Item 1</text:span></text:p>
                  <text:p text:style-name="P65">- <text:span text:style-name="T38">Item 2 ou * Item 2 ou + Item 2</text:span></text:p>
                  <text:p text:style-name="P59">- <text:span text:style-name="T38">Item 2 ou * Item 2 ou + Item 2</text:span></text:p>
                </table:table-cell>
                <table:table-cell table:style-name="Tabela4.B1" office:value-type="string">
                  <text:p text:style-name="P32"><text:span text:style-name="T39">●</text:span><text:span text:style-name="T43"> Item 1</text:span></text:p>
                  <text:p text:style-name="P32"><text:span text:style-name="T39">●</text:span><text:span text:style-name="T43"> Item 2</text:span></text:p>
                  <text:p text:style-name="P10"><text:span text:style-name="T39">●</text:span><text:span text:style-name="T43"> Item 3</text:span></text:p>
                </table:table-cell>
              </table:table-row>
              <table:table-row>
                <table:table-cell table:style-name="Tabela4.A2" office:value-type="string">
                  <text:p text:style-name="P65">- <text:span text:style-name="T38">Item 1 <text:s text:c="17"/></text:span><text:span text:style-name="T44">Quatro</text:span></text:p>
                  <text:p text:style-name="P62"><text:span text:style-name="T8">    - </text:span><text:span text:style-name="T9">Sub-item 1.1 <text:s text:c="7"/></text:span><text:span text:style-name="T45">e</text:span><text:span text:style-name="T46">spaços</text:span><text:span text:style-name="T9"> </text:span></text:p>
                  <text:p text:style-name="P62"><text:span text:style-name="T9">- Item 2 <text:s text:c="17"/></text:span><text:span text:style-name="T46">ou dois</text:span><text:span text:style-name="T45"> </text:span><text:span text:style-name="T47">tabs</text:span></text:p>
                  <text:p text:style-name="P62"><text:span text:style-name="T8">    - </text:span><text:span text:style-name="T9">Sub-item </text:span><text:span text:style-name="T10">2</text:span><text:span text:style-name="T9">.</text:span><text:span text:style-name="T10">1</text:span><text:span text:style-name="T9"> <text:s text:c="7"/></text:span><text:span text:style-name="T47">para</text:span><text:span text:style-name="T48"> </text:span><text:span text:style-name="T47">cada</text:span></text:p>
                  <text:p text:style-name="P62"><text:span text:style-name="T8">        - </text:span><text:span text:style-name="T9">Sub-item </text:span><text:span text:style-name="T10">2</text:span><text:span text:style-name="T9">.</text:span><text:span text:style-name="T10">1.1</text:span><text:span text:style-name="T9"> </text:span><text:span text:style-name="T47"><text:s text:c="2"/>sub-item</text:span></text:p>
                </table:table-cell>
                <table:table-cell table:style-name="Tabela4.B2" office:value-type="string">
                  <text:p text:style-name="P43"><text:span text:style-name="T41">●</text:span> <text:span text:style-name="T38">Item 1</text:span></text:p>
                  <text:p text:style-name="P32"><text:span text:style-name="T8"><text:s text:c="6"/></text:span><text:span text:style-name="T42">╶ </text:span><text:span text:style-name="T9">Sub-item 1.1</text:span></text:p>
                  <text:p text:style-name="P32"><text:span text:style-name="T40">● </text:span><text:span text:style-name="T42">I</text:span><text:span text:style-name="T9">tem 2</text:span></text:p>
                  <text:p text:style-name="P32"><text:span text:style-name="T8"><text:s text:c="6"/></text:span><text:span text:style-name="T42">╶ </text:span><text:span text:style-name="T9">Sub-item </text:span><text:span text:style-name="T10">2</text:span><text:span text:style-name="T9">.1</text:span></text:p>
                  <text:p text:style-name="P32"><text:span text:style-name="T8"><text:s text:c="13"/>*</text:span><text:span text:style-name="T42"> </text:span><text:span text:style-name="T9">Sub-item </text:span><text:span text:style-name="T10">2</text:span><text:span text:style-name="T9">.1.</text:span><text:span text:style-name="T10">1</text:span></text:p>
                </table:table-cell>
              </table:table-row>
            </table:table>
            <text:p text:style-name="P7"/>
          </table:table-cell>
          <table:table-cell table:style-name="Tabela1.A2" office:value-type="string">
            <text:p text:style-name="P25">Lista ordenada <text:span text:style-name="T1">(Independente do número, a numeração é automática)</text:span></text:p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62">1. <text:span text:style-name="T49">Introdução</text:span></text:p>
                  <text:p text:style-name="P62">2. <text:span text:style-name="T49">Material e métodos</text:span></text:p>
                  <text:p text:style-name="P62">3. <text:span text:style-name="T49">Resultados</text:span></text:p>
                </table:table-cell>
                <table:table-cell table:style-name="Tabela5.B1" office:value-type="string">
                  <text:p text:style-name="P32">1. <text:span text:style-name="T49">Introdução</text:span></text:p>
                  <text:p text:style-name="P32">2. <text:span text:style-name="T49">Material e métodos</text:span></text:p>
                  <text:p text:style-name="P32">3. <text:span text:style-name="T49">Resultados</text:span></text:p>
                </table:table-cell>
              </table:table-row>
              <table:table-row>
                <table:table-cell table:style-name="Tabela5.A2" office:value-type="string">
                  <text:p text:style-name="P65"><text:span text:style-name="T49">1.</text:span> <text:span text:style-name="T49">Introdução</text:span></text:p>
                  <text:p text:style-name="P62"><text:span text:style-name="T8">    </text:span><text:span text:style-name="T10">1.1</text:span><text:span text:style-name="T8"> </text:span><text:span text:style-name="T10">Objetivos</text:span></text:p>
                  <text:p text:style-name="P62"><text:span text:style-name="T10">2.</text:span><text:span text:style-name="T9"> </text:span><text:span text:style-name="T10">Material e métodos</text:span></text:p>
                  <text:p text:style-name="P62"><text:span text:style-name="T8">    </text:span><text:span text:style-name="T10">2.1</text:span><text:span text:style-name="T8"> </text:span><text:span text:style-name="T10">Coluna d’água</text:span></text:p>
                  <text:p text:style-name="P62"><text:span text:style-name="T8">        </text:span><text:span text:style-name="T10">2.1.1</text:span><text:span text:style-name="T8"> </text:span><text:span text:style-name="T10">Abundância</text:span></text:p>
                </table:table-cell>
                <table:table-cell table:style-name="Tabela5.B2" office:value-type="string">
                  <text:p text:style-name="P43"><text:span text:style-name="T49">1.</text:span> <text:span text:style-name="T49">Introdução</text:span></text:p>
                  <text:p text:style-name="P32"><text:span text:style-name="T8"><text:s text:c="5"/></text:span><text:span text:style-name="T10">1.1</text:span><text:span text:style-name="T8"> </text:span><text:span text:style-name="T10">Objetivos</text:span></text:p>
                  <text:p text:style-name="P32"><text:span text:style-name="T10">2.</text:span><text:span text:style-name="T9"> </text:span><text:span text:style-name="T10">Material e métodos</text:span></text:p>
                  <text:p text:style-name="P32"><text:span text:style-name="T8"><text:s text:c="5"/></text:span><text:span text:style-name="T10">2.1</text:span><text:span text:style-name="T8"> </text:span><text:span text:style-name="T10">Coluna d’água</text:span></text:p>
                  <text:p text:style-name="P32"><text:span text:style-name="T8"><text:s text:c="11"/></text:span><text:span text:style-name="T10">2.1.1</text:span><text:span text:style-name="T8"> </text:span><text:span text:style-name="T10">Abundância</text:span></text:p>
                </table:table-cell>
              </table:table-row>
            </table:table>
            <text:p text:style-name="P25"/>
          </table:table-cell>
        </table:table-row>
        <table:table-row>
          <table:table-cell table:style-name="Tabela1.A3" office:value-type="string">
            <text:p text:style-name="P30">Links: </text:p>
            <text:p text:style-name="P30"><text:span text:style-name="T5">[</text:span><text:span text:style-name="T11">texto ao passar o mouse</text:span><text:span text:style-name="T5">](</text:span><text:span text:style-name="T11">URL do link</text:span><text:span text:style-name="T5">)</text:span></text:p>
            <text:p text:style-name="P15">Página da internet <text:s text:c="5"/><text:span text:style-name="T50">Ex: <text:s text:c="4"/></text:span><text:span text:style-name="T52">Clique [aqui](www.furg.br)</text:span><text:span text:style-name="T50"> </text:span></text:p>
            <text:p text:style-name="P15">Enviar e-mail <text:s text:c="2"/><text:span text:style-name="T50">Ex: <text:s text:c="2"/></text:span><text:span text:style-name="T51">Email para [fulano]</text:span><text:span text:style-name="T52"> </text:span><text:span text:style-name="T53">mailto:</text:span><text:span text:style-name="T51">fulano@gmail.com</text:span><text:span text:style-name="T52">)</text:span><text:span text:style-name="T50"> </text:span></text:p>
          </table:table-cell>
          <table:table-cell table:style-name="Tabela1.A2" office:value-type="string">
            <text:p text:style-name="P11"><text:span text:style-name="T20">Imagens: <text:s/></text:span><text:s/></text:p>
            <text:p text:style-name="P12">- Imagens locais<text:span text:style-name="T51"> <text:s text:c="3"/></text:span>Ex.<text:span text:style-name="T51"> <text:s text:c="3"/>![eu](minha_foto.jpg)</text:span></text:p>
            <text:p text:style-name="P12">O arquivo jpg deve estar na mesma pasta que o arquivo de Markdown</text:p>
            <text:p text:style-name="P12">- Imagens da internet <text:s/>Ex. <text:s text:c="6"/><text:span text:style-name="T51"><text:s/>![eu](www.minhapagina.com.br/eu.jpg)</text:span></text:p>
          </table:table-cell>
        </table:table-row>
        <table:table-row>
          <table:table-cell table:style-name="Tabela1.A3" office:value-type="string">
            <text:p text:style-name="P67">Tabelas: <text:span text:style-name="T12">tabelas simples</text:span><text:span text:style-name="T13">. </text:span><text:span text:style-name="T14">Permite</text:span><text:span text:style-name="T13"> centralização das colunas </text:span><text:span text:style-name="T14">pela posição dos títulos das colunas e os traços</text:span><text:span text:style-name="T12">.</text:span></text:p>
            <table:table table:name="Tabela6" table:style-name="Tabela6">
              <table:table-column table:style-name="Tabela6.A"/>
              <table:table-column table:style-name="Tabela6.B"/>
              <table:table-row>
                <table:table-cell table:style-name="Tabela6.A1" office:value-type="string">
                  <text:p text:style-name="P55">Tabela 1 <text:s text:c="5"/>Sp 1 <text:s/>Sp 2 <text:s/>Sp 3</text:p>
                  <text:p text:style-name="P55">------------- ---- ---- ------</text:p>
                  <text:p text:style-name="P55">**Amostra 1** <text:s/><text:span text:style-name="T56">27</text:span> <text:s text:c="4"/><text:span text:style-name="T56">2</text:span> <text:s text:c="4"/>5</text:p>
                  <text:p text:style-name="P70"><text:span text:style-name="T54">**Amostra 2** <text:s/>1 <text:s text:c="5"/></text:span><text:span text:style-name="T55">0</text:span><text:span text:style-name="T54"> <text:s text:c="4"/></text:span><text:span text:style-name="T55">12</text:span></text:p>
                </table:table-cell>
                <table:table-cell table:style-name="Tabela6.B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column table:style-name="Tabela8.D"/>
                    <table:table-row>
                      <table:table-cell table:style-name="Tabela8.A1" office:value-type="string">
                        <text:p text:style-name="P33">Tabela1</text:p>
                      </table:table-cell>
                      <table:table-cell table:style-name="Tabela8.A1" office:value-type="string">
                        <text:p text:style-name="P33">Sp 1</text:p>
                      </table:table-cell>
                      <table:table-cell table:style-name="Tabela8.A1" office:value-type="string">
                        <text:p text:style-name="P33">Sp 2</text:p>
                      </table:table-cell>
                      <table:table-cell table:style-name="Tabela8.A1" office:value-type="string">
                        <text:p text:style-name="P33">Sp 3</text:p>
                      </table:table-cell>
                    </table:table-row>
                    <table:table-row>
                      <table:table-cell table:style-name="Tabela8.A2" office:value-type="string">
                        <text:p text:style-name="P26">Amostra1</text:p>
                      </table:table-cell>
                      <table:table-cell table:style-name="Tabela8.A2" office:value-type="string">
                        <text:p text:style-name="P33">27</text:p>
                      </table:table-cell>
                      <table:table-cell table:style-name="Tabela8.A2" office:value-type="string">
                        <text:p text:style-name="P33">2</text:p>
                      </table:table-cell>
                      <table:table-cell table:style-name="Tabela8.A2" office:value-type="string">
                        <text:p text:style-name="P33">0</text:p>
                      </table:table-cell>
                    </table:table-row>
                    <table:table-row>
                      <table:table-cell table:style-name="Tabela8.A3" office:value-type="string">
                        <text:p text:style-name="P26">Amostra2</text:p>
                      </table:table-cell>
                      <table:table-cell table:style-name="Tabela8.A3" office:value-type="string">
                        <text:p text:style-name="P33">1</text:p>
                      </table:table-cell>
                      <table:table-cell table:style-name="Tabela8.A3" office:value-type="string">
                        <text:p text:style-name="P33">0</text:p>
                      </table:table-cell>
                      <table:table-cell table:style-name="Tabela8.A3" office:value-type="string">
                        <text:p text:style-name="P33">12</text:p>
                      </table:table-cell>
                    </table:table-row>
                  </table:table>
                  <text:p text:style-name="P63"/>
                </table:table-cell>
              </table:table-row>
            </table:table>
            <text:p text:style-name="P68"><text:span text:style-name="T1">pander é uma função do pacote </text:span>pander<text:span text:style-name="T1"> que cria uma tabela a partir do resultado de uma análise ou de um dataframe:</text:span></text:p>
            <text:p text:style-name="P68"><text:span text:style-name="T1">```{r kable,echo=F</text:span><text:span text:style-name="T15">ALSE</text:span><text:span text:style-name="T1">}</text:span></text:p>
            <text:p text:style-name="P56">library(pander)</text:p>
            <text:p text:style-name="P56">y=rnorm(10);x=rnorm(10);df=data.frame(x,y);reg=lm(y~x)</text:p>
            <text:p text:style-name="P56">pander(summary(reg)$coef, digits=2)</text:p>
            <text:p text:style-name="P56">pander(df,,digits=3)</text:p>
            <text:p text:style-name="P56">```</text:p>
          </table:table-cell>
          <table:table-cell table:style-name="Tabela1.A2" office:value-type="string">
            <text:p text:style-name="P27">Tabela com múltiplas linhas <text:span text:style-name="T14">(não aceita centralização das colunas)</text:span></text:p>
            <table:table table:name="Tabela10" table:style-name="Tabela10">
              <table:table-column table:style-name="Tabela10.A"/>
              <table:table-column table:style-name="Tabela10.B"/>
              <table:table-row>
                <table:table-cell table:style-name="Tabela10.A1" office:value-type="string">
                  <text:p text:style-name="P64">--------------------</text:p>
                  <text:p text:style-name="P64"><text:s text:c="11"/>Mic. Jen. </text:p>
                  <text:p text:style-name="P64"><text:s text:c="11"/>furn lin. </text:p>
                  <text:p text:style-name="P64">---------- ---- ----</text:p>
                  <text:p text:style-name="P64">Área de <text:s text:c="4"/>27 <text:s text:c="3"/>2</text:p>
                  <text:p text:style-name="P64">controle <text:s text:c="13"/></text:p>
                  <text:p text:style-name="P64">externa</text:p>
                  <text:p text:style-name="P64"/>
                  <text:p text:style-name="P64">Área <text:s/>de <text:s text:c="3"/>1 <text:s text:c="4"/>0</text:p>
                  <text:p text:style-name="P64">impacto <text:s text:c="12"/></text:p>
                  <text:p text:style-name="P64">direto</text:p>
                  <text:p text:style-name="P64">--------------------</text:p>
                </table:table-cell>
                <table:table-cell table:style-name="Tabela10.B1" office:value-type="string">
                  <table:table table:name="Tabela11" table:style-name="Tabela11">
                    <table:table-column table:style-name="Tabela11.A" table:number-columns-repeated="3"/>
                    <table:table-row>
                      <table:table-cell table:style-name="Tabela11.A1" office:value-type="string">
                        <text:p text:style-name="P70"/>
                      </table:table-cell>
                      <table:table-cell table:style-name="Tabela11.A1" office:value-type="string">
                        <text:p text:style-name="P34">Mic.</text:p>
                        <text:p text:style-name="P34">furn</text:p>
                      </table:table-cell>
                      <table:table-cell table:style-name="Tabela11.A1" office:value-type="string">
                        <text:p text:style-name="P34">Jen.</text:p>
                        <text:p text:style-name="P34">Lin.</text:p>
                      </table:table-cell>
                    </table:table-row>
                    <table:table-row>
                      <table:table-cell table:style-name="Tabela11.A2" office:value-type="string">
                        <text:p text:style-name="P35">Área de </text:p>
                        <text:p text:style-name="P34">controle</text:p>
                        <text:p text:style-name="P35">externa</text:p>
                      </table:table-cell>
                      <table:table-cell table:style-name="Tabela11.A2" office:value-type="string">
                        <text:p text:style-name="P34">27</text:p>
                      </table:table-cell>
                      <table:table-cell table:style-name="Tabela11.A2" office:value-type="string">
                        <text:p text:style-name="P34">2</text:p>
                      </table:table-cell>
                    </table:table-row>
                    <table:table-row>
                      <table:table-cell table:style-name="Tabela11.A3" office:value-type="string">
                        <text:p text:style-name="P34"><text:span text:style-name="T57">Área de</text:span> impact<text:span text:style-name="T57">o</text:span></text:p>
                        <text:p text:style-name="P35">direto</text:p>
                      </table:table-cell>
                      <table:table-cell table:style-name="Tabela11.A3" office:value-type="string">
                        <text:p text:style-name="P34">1</text:p>
                      </table:table-cell>
                      <table:table-cell table:style-name="Tabela11.A3" office:value-type="string">
                        <text:p text:style-name="P34">0</text:p>
                      </table:table-cell>
                    </table:table-row>
                  </table:table>
                  <text:p text:style-name="P43"/>
                </table:table-cell>
              </table:table-row>
            </table:table>
            <text:p text:style-name="P27"/>
          </table:table-cell>
        </table:table-row>
        <table:table-row>
          <table:table-cell table:style-name="Tabela1.A3" office:value-type="string">
            <text:p text:style-name="P23">Miscelâne<text:span text:style-name="T58">a</text:span></text:p>
            <table:table table:name="Tabela12" table:style-name="Tabela12">
              <table:table-column table:style-name="Tabela12.A"/>
              <table:table-column table:style-name="Tabela12.B"/>
              <table:table-row>
                <table:table-cell table:style-name="Tabela12.A1" office:value-type="string">
                  <text:p text:style-name="P36">Comentário (não aparece)</text:p>
                </table:table-cell>
                <table:table-cell table:style-name="Tabela12.B1" office:value-type="string">
                  <text:p text:style-name="P37">&lt;!-- Este é Comentário --&gt;</text:p>
                </table:table-cell>
              </table:table-row>
              <table:table-row>
                <table:table-cell table:style-name="Tabela12.A2" office:value-type="string">
                  <text:p text:style-name="P38">Centrar um texto <text:span text:style-name="T58">em HTML</text:span></text:p>
                </table:table-cell>
                <table:table-cell table:style-name="Tabela12.B2" office:value-type="string">
                  <text:p text:style-name="P38">&lt;center&gt;Texto a ser centrado&lt;\center&gt;</text:p>
                </table:table-cell>
              </table:table-row>
              <table:table-row>
                <table:table-cell table:style-name="Tabela12.A2" office:value-type="string">
                  <text:p text:style-name="P38">Centrar um texto <text:span text:style-name="T58">em LaTeX</text:span></text:p>
                </table:table-cell>
                <table:table-cell table:style-name="Tabela12.B2" office:value-type="string">
                  <text:p text:style-name="P1">begin{center}Texto a ser centrado\<text:span text:style-name="T59">end</text:span>{center}</text:p>
                </table:table-cell>
              </table:table-row>
              <table:table-row>
                <table:table-cell table:style-name="Tabela12.A2" office:value-type="string">
                  <text:p text:style-name="P43">---</text:p>
                </table:table-cell>
                <table:table-cell table:style-name="Tabela12.B2" office:value-type="string">
                  <text:p text:style-name="P31">Insere uma linha horizontal</text:p>
                </table:table-cell>
              </table:table-row>
              <table:table-row>
                <table:table-cell table:style-name="Tabela12.A2" office:value-type="string">
                  <text:p text:style-name="P44"><text:span text:style-name="T64">C</text:span>ódígo do R executado inline</text:p>
                </table:table-cell>
                <table:table-cell table:style-name="Tabela12.B2" office:value-type="string">
                  <text:p text:style-name="P66">`r <text:s/>rnorm(10`</text:p>
                </table:table-cell>
              </table:table-row>
            </table:table>
            <text:p text:style-name="P13"/>
          </table:table-cell>
          <table:table-cell table:style-name="Tabela1.A2" office:value-type="string">
            <text:p text:style-name="P23">Miscelânea</text:p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39">Subscrito e s<text:span text:style-name="T60">obre</text:span>scrito</text:p>
                </table:table-cell>
                <table:table-cell table:style-name="Tabela7.B1" office:value-type="string">
                  <text:p text:style-name="P40">H~2~O para subscrito. X^2 para sobrescrito</text:p>
                </table:table-cell>
              </table:table-row>
              <table:table-row>
                <table:table-cell table:style-name="Tabela7.A2" office:value-type="string">
                  <text:p text:style-name="P41">`plot(1:10<text:span text:style-name="T61">)</text:span>`</text:p>
                </table:table-cell>
                <table:table-cell table:style-name="Tabela7.B2" office:value-type="string">
                  <text:p text:style-name="P41"><text:span text:style-name="T61">T</text:span>exto <text:span text:style-name="T61">formatado para mostrar código</text:span></text:p>
                </table:table-cell>
              </table:table-row>
              <table:table-row>
                <table:table-cell table:style-name="Tabela7.A2" office:value-type="string">
                  <text:p text:style-name="P42">Markdown</text:p>
                  <text:p text:style-name="P42">: linguagem com poucas marcações</text:p>
                </table:table-cell>
                <table:table-cell table:style-name="Tabela7.B2" office:value-type="string">
                  <text:p text:style-name="P42"><text:span text:style-name="T62">Para definições. </text:span>Termo seguido de um parágrafo e dois pontos</text:p>
                </table:table-cell>
              </table:table-row>
              <table:table-row>
                <table:table-cell table:style-name="Tabela7.A2" office:value-type="string">
                  <text:p text:style-name="P42">| <text:s text:c="3"/>Este texto começa com espaços </text:p>
                </table:table-cell>
                <table:table-cell table:style-name="Tabela7.B2" office:value-type="string">
                  <text:p text:style-name="P42">Pipe+espaço: cria literalmente os espaços</text:p>
                </table:table-cell>
              </table:table-row>
            </table:table>
            <text:p text:style-name="P52"/>
          </table:table-cell>
        </table:table-row>
        <table:table-row>
          <table:table-cell table:style-name="Tabela1.A3" office:value-type="string">
            <text:p text:style-name="P28">Citações: <text:span text:style-name="T16">cria-se um arquivo no formato BibTeX, como aquele na página do curso, chamado referencias.bib. Esse é um formato padrão, que todos ao editores usam.</text:span><text:span text:style-name="T63"> </text:span></text:p>
            <text:p text:style-name="P14">Citar no texto assim: </text:p>
            <text:p text:style-name="P57">Segundo o autor [@CASTELLO2010], a situação não é boa.</text:p>
            <text:p text:style-name="P14">As referências serão inseridas no final do documento.</text:p>
          </table:table-cell>
          <table:table-cell table:style-name="Tabela1.A2" office:value-type="string">
            <text:p text:style-name="P29">Fórmulas: <text:span text:style-name="T17">Para inserir fórmulas, coloca-se a fórmula entre $ ou $$. <text:s/>Exemplos:</text:span></text:p>
            <text:p text:style-name="P58">A $\sqrt{16}$ é igual a 4</text:p>
            <text:p text:style-name="P58">A formula de Einstein é $e=mc^2$.</text:p>
            <text:p text:style-name="P3">$\frac{\sum\left(\bar x\right)^{2}} {4}$</text:p>
            <text:p text:style-name="P3">$\int\frac{1}{2}dx$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09:48:00.160074460</meta:creation-date>
    <dc:date>2016-09-03T18:27:40.223491657</dc:date>
    <meta:editing-duration>PT4M53S</meta:editing-duration>
    <meta:editing-cycles>2</meta:editing-cycles>
    <meta:generator>LibreOffice/5.1.4.2$Linux_X86_64 LibreOffice_project/10m0$Build-2</meta:generator>
    <meta:document-statistic meta:table-count="13" meta:image-count="0" meta:object-count="0" meta:page-count="2" meta:paragraph-count="177" meta:word-count="986" meta:character-count="6790" meta:non-whitespace-character-count="5471"/>
  </office:meta>
</office:document-meta>
</file>